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4" style:family="table-cell" style:parent-style-name="Default" style:data-style-name="N0">
      <style:table-cell-properties fo:background-color="#9BBB59"/>
    </style:style>
    <style:style style:name="ce5" style:family="table-cell" style:parent-style-name="Default" style:data-style-name="N2">
      <style:table-cell-properties fo:background-color="#9BBB5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_sched_singl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6360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incometax_tu</text:p>
          </table:table-cell>
          <table:table-cell office:value-type="string" table:style-name="ce1">
            <text:p>tax_kfb_tu</text:p>
          </table:table-cell>
          <table:table-cell office:value-type="string" table:style-name="ce1">
            <text:p>tax_abg_kfb_tu</text:p>
          </table:table-cell>
          <table:table-cell office:value-type="string" table:style-name="ce1">
            <text:p>abgst_tu</text:p>
          </table:table-cell>
          <table:table-cell table:style-name="ce1"/>
          <table:table-cell office:value-type="string" table:style-name="ce1">
            <text:p>year</text:p>
          </table:table-cell>
          <table:table-cell table:style-name="ce1"/>
          <table:table-cell office:value-type="string" table:style-name="ce4">
            <text:p>soli</text:p>
          </table:table-cell>
          <table:table-cell office:value-type="string" table:style-name="ce4">
            <text:p>soli_tu</text:p>
          </table:table-cell>
          <table:table-cell table:style-name="ce1"/>
          <table:table-cell office:value-type="string" table:style-name="ce1">
            <text:p>solibasis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formula="of:=MIN([.G2];[.H2])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11.802083333333334" table:formula="of:=[.N2]/2" table:style-name="ce5">
            <text:p>11,80</text:p>
          </table:table-cell>
          <table:table-cell office:value-type="float" office:value="23.604166666666668" table:formula="of:=MIN(0.055*[.P2];MAX(0.2*[.P2];972))/12" table:style-name="ce5">
            <text:p>23,60</text:p>
          </table:table-cell>
          <table:table-cell table:style-name="ce1"/>
          <table:table-cell office:value-type="float" office:value="5150" table:formula="of:=[.G2]+[.I2]" table:style-name="ce1">
            <text:p>515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formula="of:=MIN([.G3];[.H3])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11.802083333333334" table:formula="of:=[.N3]/2" table:style-name="ce5">
            <text:p>11,80</text:p>
          </table:table-cell>
          <table:table-cell office:value-type="float" office:value="23.604166666666668" table:formula="of:=MIN(0.055*[.P3];MAX(0.2*[.P3];972))/12" table:style-name="ce5">
            <text:p>23,60</text:p>
          </table:table-cell>
          <table:table-cell table:style-name="ce1"/>
          <table:table-cell office:value-type="float" office:value="5150" table:formula="of:=[.G3]+[.I3]" table:style-name="ce1">
            <text:p>515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MIN([.G4];[.H4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float" office:value="0" table:formula="of:=[.G4]+[.I4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" table:formula="of:=MIN([.G5];[.H5])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1000" table:style-name="ce1">
            <text:p>2100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91.895833333333329" table:formula="of:=[.N5]" table:style-name="ce5">
            <text:p>91,90</text:p>
          </table:table-cell>
          <table:table-cell office:value-type="float" office:value="91.895833333333329" table:formula="of:=MIN(0.055*[.P5];MAX(0.2*[.P5];972))/12" table:style-name="ce5">
            <text:p>91,90</text:p>
          </table:table-cell>
          <table:table-cell table:style-name="ce1"/>
          <table:table-cell office:value-type="float" office:value="20050" table:formula="of:=[.G5]+[.I5]" table:style-name="ce1">
            <text:p>20050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formula="of:=[.B6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0" table:formula="of:=MIN([.G6];[.H6])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5000" table:style-name="ce1">
            <text:p>55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table:style-name="ce1"/>
          <table:table-cell office:value-type="float" office:value="252.08333333333334" table:formula="of:=[.N6]" table:style-name="ce5">
            <text:p>252,08</text:p>
          </table:table-cell>
          <table:table-cell office:value-type="float" office:value="252.08333333333334" table:formula="of:=MIN(0.055*[.P6];MAX(0.2*[.P6];972))/12" table:style-name="ce5">
            <text:p>252,08</text:p>
          </table:table-cell>
          <table:table-cell table:style-name="ce1"/>
          <table:table-cell office:value-type="float" office:value="55000" table:formula="of:=[.H6]" table:style-name="ce1">
            <text:p>55000</text:p>
          </table:table-cell>
          <table:table-cell table:number-columns-repeated="16368" table:style-name="ce1"/>
        </table:table-row>
        <table:table-row table:style-name="ro1">
          <table:table-cell office:value-type="float" office:value="5" table:formula="of:=[.B7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0" table:formula="of:=MIN([.G7];[.H7])" table:style-name="ce1">
            <text:p>200000</text:p>
          </table:table-cell>
          <table:table-cell office:value-type="float" office:value="200000" table:style-name="ce1">
            <text:p>200000</text:p>
          </table:table-cell>
          <table:table-cell office:value-type="float" office:value="200000" table:style-name="ce1">
            <text:p>20000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916.89583333333337" table:formula="of:=[.N7]" table:style-name="ce5">
            <text:p>916,90</text:p>
          </table:table-cell>
          <table:table-cell office:value-type="float" office:value="916.89583333333337" table:formula="of:=MIN(0.055*[.P7];MAX(0.2*[.P7];972))/12" table:style-name="ce5">
            <text:p>916,90</text:p>
          </table:table-cell>
          <table:table-cell table:style-name="ce1"/>
          <table:table-cell office:value-type="float" office:value="200050" table:formula="of:=[.G7]+[.I7]" table:style-name="ce1">
            <text:p>200050</text:p>
          </table:table-cell>
          <table:table-cell table:number-columns-repeated="16368" table:style-name="ce1"/>
        </table:table-row>
        <table:table-row table:style-name="ro1">
          <table:table-cell table:number-columns-repeated="12" table:style-name="ce1"/>
          <table:table-cell table:number-columns-repeated="2" table:style-name="ce5"/>
          <table:table-cell table:number-columns-repeated="9" table:style-name="ce1"/>
          <table:table-cell table:style-name="ce3"/>
          <table:table-cell table:number-columns-repeated="16360"/>
        </table:table-row>
        <table:table-row table:number-rows-repeated="8" table:style-name="ro1">
          <table:table-cell table:number-columns-repeated="23" table:style-name="ce1"/>
          <table:table-cell table:style-name="ce3"/>
          <table:table-cell table:number-columns-repeated="16360"/>
        </table:table-row>
        <table:table-row table:number-rows-repeated="8" table:style-name="ro1">
          <table:table-cell table:number-columns-repeated="23"/>
          <table:table-cell table:style-name="ce3"/>
          <table:table-cell table:number-columns-repeated="1636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5:13Z</dc:date>
    <meta:editing-duration>PT0S</meta:editing-duration>
  </office:meta>
</office:document-meta>
</file>